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0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1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4" style:family="table-cell" style:parent-style-name="Default" style:data-style-name="N10">
      <style:text-properties fo:font-size="16pt" style:font-size-asian="16pt" style:font-size-complex="16pt"/>
    </style:style>
    <style:style style:name="ce3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6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145.991805">
            <text:p>￥99,14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95">
            <text:p>9.5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3"/>
          <table:table-cell table:style-name="ce26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4659">
            <text:p>0.0244659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19655">
            <text:p>￥819,655</text:p>
          </table:table-cell>
          <table:table-cell table:style-name="ce17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4" table:formula="of:=[.G3]*[.H$1]" office:value-type="float" office:value="0.0029892605">
            <text:p>0.0030</text:p>
          </table:table-cell>
          <table:table-cell table:style-name="ce27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67.3755">
            <text:p>667.3755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6.699">
            <text:p>￥26.699</text:p>
          </table:table-cell>
          <table:table-cell table:style-name="ce17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5" table:formula="of:=[.G4]*[.H$1]" office:value-type="float" office:value="81.4506725">
            <text:p>81.5</text:p>
          </table:table-cell>
          <table:table-cell table:style-name="ce27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8.8128">
            <text:p>48.8128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63">
            <text:p>￥363.000</text:p>
          </table:table-cell>
          <table:table-cell table:style-name="ce17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3" table:formula="of:=[.G5]*[.H$1]" office:value-type="float" office:value="6.347216">
            <text:p>6</text:p>
          </table:table-cell>
          <table:table-cell table:style-name="ce27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163528">
            <text:p>0.31163528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5325">
            <text:p>￥65,325</text:p>
          </table:table-cell>
          <table:table-cell table:style-name="ce17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4" table:formula="of:=[.G6]*[.H$7]" office:value-type="float" office:value="0.0381173516">
            <text:p>0.0381</text:p>
          </table:table-cell>
          <table:table-cell table:style-name="ce27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24786.49795125">
            <text:p>￥24,786</text:p>
          </table:table-cell>
          <table:table-cell table:style-name="ce20"/>
          <table:table-cell table:style-name="ce21"/>
          <table:table-cell table:style-name="ce22" office:value-type="percentage" office:value="0.095">
            <text:p>9.5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10.99445975">
            <text:p>￥102,41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3"/>
          <table:table-cell table:style-name="ce26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07605">
            <text:p>0.02407605</text:p>
          </table:table-cell>
          <table:table-cell table:style-name="ce8" office:value-type="float" office:value="0.007">
            <text:p>0.007</text:p>
          </table:table-cell>
          <table:table-cell table:style-name="ce12" office:value-type="currency" office:currency="JPY" office:value="842395">
            <text:p>￥842,395</text:p>
          </table:table-cell>
          <table:table-cell table:style-name="ce17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4" table:formula="of:=[.G3]*[.H$1]" office:value-type="float" office:value="0.0015538025">
            <text:p>0.0016</text:p>
          </table:table-cell>
          <table:table-cell table:style-name="ce27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4344">
            <text:p>651.4344</text:p>
          </table:table-cell>
          <table:table-cell table:style-name="ce9" office:value-type="float" office:value="190">
            <text:p>190</text:p>
          </table:table-cell>
          <table:table-cell table:style-name="ce13" office:value-type="currency" office:currency="JPY" office:value="29.57">
            <text:p>￥29.570</text:p>
          </table:table-cell>
          <table:table-cell table:style-name="ce17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5" table:formula="of:=[.G4]*[.H$1]" office:value-type="float" office:value="42.07172">
            <text:p>42.1</text:p>
          </table:table-cell>
          <table:table-cell table:style-name="ce27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5431">
            <text:p>47.5431</text:p>
          </table:table-cell>
          <table:table-cell table:style-name="ce8" office:value-type="float" office:value="18">
            <text:p>18</text:p>
          </table:table-cell>
          <table:table-cell table:style-name="ce13" office:value-type="currency" office:currency="JPY" office:value="375.3">
            <text:p>￥375.300</text:p>
          </table:table-cell>
          <table:table-cell table:style-name="ce17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3" table:formula="of:=[.G5]*[.H$1]" office:value-type="float" office:value="3.277155">
            <text:p>3</text:p>
          </table:table-cell>
          <table:table-cell table:style-name="ce27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33093">
            <text:p>0.30733093</text:p>
          </table:table-cell>
          <table:table-cell table:style-name="ce8" office:value-type="float" office:value="0.0896">
            <text:p>0.0896</text:p>
          </table:table-cell>
          <table:table-cell table:style-name="ce14" office:value-type="currency" office:currency="JPY" office:value="67400">
            <text:p>￥67,400</text:p>
          </table:table-cell>
          <table:table-cell table:style-name="ce17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4" table:formula="of:=[.G6]*[.H$7]" office:value-type="float" office:value="0.0198465465">
            <text:p>0.0198</text:p>
          </table:table-cell>
          <table:table-cell table:style-name="ce27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02.7486149375">
            <text:p>￥25,603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745.181837">
            <text:p>￥96,74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3"/>
          <table:table-cell table:style-name="ce26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79865">
            <text:p>0.0237986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7560">
            <text:p>￥827,560</text:p>
          </table:table-cell>
          <table:table-cell table:style-name="ce17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4" table:formula="of:=[.G3]*[.H$1]" office:value-type="float" office:value="0.0015249325">
            <text:p>0.0015</text:p>
          </table:table-cell>
          <table:table-cell table:style-name="ce27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3.6801">
            <text:p>633.680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7">
            <text:p>￥28.270</text:p>
          </table:table-cell>
          <table:table-cell table:style-name="ce17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5" table:formula="of:=[.G4]*[.H$1]" office:value-type="float" office:value="40.824005">
            <text:p>40.8</text:p>
          </table:table-cell>
          <table:table-cell table:style-name="ce27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3.1574">
            <text:p>53.15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9">
            <text:p>￥369.000</text:p>
          </table:table-cell>
          <table:table-cell table:style-name="ce17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3" table:formula="of:=[.G5]*[.H$1]" office:value-type="float" office:value="3.15787">
            <text:p>3</text:p>
          </table:table-cell>
          <table:table-cell table:style-name="ce27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714264">
            <text:p>0.3071426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4400">
            <text:p>￥64,400</text:p>
          </table:table-cell>
          <table:table-cell table:style-name="ce17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4" table:formula="of:=[.G6]*[.H$7]" office:value-type="float" office:value="0.019502132">
            <text:p>0.0195</text:p>
          </table:table-cell>
          <table:table-cell table:style-name="ce27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186.29545925">
            <text:p>￥24,186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07.1710573">
            <text:p>￥93,4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3"/>
          <table:table-cell table:style-name="ce26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47498">
            <text:p>0.0234749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4845">
            <text:p>￥824,845</text:p>
          </table:table-cell>
          <table:table-cell table:style-name="ce17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4" table:formula="of:=[.G3]*[.H$1]" office:value-type="float" office:value="0.001508749">
            <text:p>0.0015</text:p>
          </table:table-cell>
          <table:table-cell table:style-name="ce27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7.798">
            <text:p>617.79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75">
            <text:p>￥26.750</text:p>
          </table:table-cell>
          <table:table-cell table:style-name="ce17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5" table:formula="of:=[.G4]*[.H$1]" office:value-type="float" office:value="40.0299">
            <text:p>40.0</text:p>
          </table:table-cell>
          <table:table-cell table:style-name="ce27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1.929">
            <text:p>51.9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7.1">
            <text:p>￥367.100</text:p>
          </table:table-cell>
          <table:table-cell table:style-name="ce17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3" table:formula="of:=[.G5]*[.H$1]" office:value-type="float" office:value="3.09645">
            <text:p>3</text:p>
          </table:table-cell>
          <table:table-cell table:style-name="ce27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41558">
            <text:p>0.3024155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240">
            <text:p>￥63,240</text:p>
          </table:table-cell>
          <table:table-cell table:style-name="ce17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4" table:formula="of:=[.G6]*[.H$7]" office:value-type="float" office:value="0.019265779">
            <text:p>0.0193</text:p>
          </table:table-cell>
          <table:table-cell table:style-name="ce27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51.792764325">
            <text:p>￥23,352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781.3126675">
            <text:p>￥91,78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3"/>
          <table:table-cell table:style-name="ce26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17835">
            <text:p>0.023178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20770">
            <text:p>￥820,770</text:p>
          </table:table-cell>
          <table:table-cell table:style-name="ce17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4" table:formula="of:=[.G3]*[.H$1]" office:value-type="float" office:value="0.0014939175">
            <text:p>0.0015</text:p>
          </table:table-cell>
          <table:table-cell table:style-name="ce27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00.7808">
            <text:p>600.7808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88">
            <text:p>￥26.880</text:p>
          </table:table-cell>
          <table:table-cell table:style-name="ce17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5" table:formula="of:=[.G4]*[.H$1]" office:value-type="float" office:value="39.17904">
            <text:p>39.2</text:p>
          </table:table-cell>
          <table:table-cell table:style-name="ce27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0.7664">
            <text:p>50.76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7">
            <text:p>￥370.700</text:p>
          </table:table-cell>
          <table:table-cell table:style-name="ce17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3" table:formula="of:=[.G5]*[.H$1]" office:value-type="float" office:value="3.03832">
            <text:p>3</text:p>
          </table:table-cell>
          <table:table-cell table:style-name="ce27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94156">
            <text:p>0.2979415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150">
            <text:p>￥62,150</text:p>
          </table:table-cell>
          <table:table-cell table:style-name="ce17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4" table:formula="of:=[.G6]*[.H$7]" office:value-type="float" office:value="0.019042078">
            <text:p>0.0190</text:p>
          </table:table-cell>
          <table:table-cell table:style-name="ce27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45.328166875">
            <text:p>￥22,945</text:p>
          </table:table-cell>
          <table:table-cell table:style-name="ce20"/>
          <table:table-cell table:style-name="ce21"/>
          <table:table-cell table:style-name="ce22" office:value-type="percentage" office:value="0.05">
            <text:p>5.0%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072.09767">
            <text:p>￥94,07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429201">
            <text:p>0.0242920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7000">
            <text:p>￥817,000</text:p>
          </table:table-cell>
          <table:table-cell table:style-name="ce17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4" table:formula="of:=[.G3]*[.H$1]" office:value-type="float" office:value="0.0015496005">
            <text:p>0.0015</text:p>
          </table:table-cell>
          <table:table-cell table:style-name="ce27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1.1631">
            <text:p>621.1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7">
            <text:p>￥27.000</text:p>
          </table:table-cell>
          <table:table-cell table:style-name="ce17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5" table:formula="of:=[.G4]*[.H$1]" office:value-type="float" office:value="40.198155">
            <text:p>40.2</text:p>
          </table:table-cell>
          <table:table-cell table:style-name="ce27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2.6445">
            <text:p>52.64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4">
            <text:p>￥374.000</text:p>
          </table:table-cell>
          <table:table-cell table:style-name="ce17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3" table:formula="of:=[.G5]*[.H$1]" office:value-type="float" office:value="3.132225">
            <text:p>3</text:p>
          </table:table-cell>
          <table:table-cell table:style-name="ce27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1069298">
            <text:p>0.3106929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0000">
            <text:p>￥60,000</text:p>
          </table:table-cell>
          <table:table-cell table:style-name="ce17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4" table:formula="of:=[.G6]*[.H$1]" office:value-type="float" office:value="0.019679649">
            <text:p>0.0197</text:p>
          </table:table-cell>
          <table:table-cell table:style-name="ce27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518.0244175">
            <text:p>￥23,518</text:p>
          </table:table-cell>
          <table:table-cell table:style-name="ce20"/>
          <table:table-cell table:style-name="ce21"/>
          <table:table-cell office:value-type="string">
            <text:p>29日注文通らず</text:p>
          </table:table-cell>
          <table:table-cell table:number-columns-repeated="2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284269.372611">
            <text:p>￥284,26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3"/>
          <table:table-cell table:style-name="ce26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238367">
            <text:p>0.0223836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799500">
            <text:p>￥799,500</text:p>
          </table:table-cell>
          <table:table-cell table:style-name="ce17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4" table:formula="of:=[.G3]*[.H$1]" office:value-type="float" office:value="0.0014541835">
            <text:p>0.0015</text:p>
          </table:table-cell>
          <table:table-cell table:style-name="ce27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66.4364">
            <text:p>566.436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6.515">
            <text:p>￥26.515</text:p>
          </table:table-cell>
          <table:table-cell table:style-name="ce17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5" table:formula="of:=[.G4]*[.H$1]" office:value-type="float" office:value="37.46182">
            <text:p>37.5</text:p>
          </table:table-cell>
          <table:table-cell table:style-name="ce27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9.5348">
            <text:p>49.534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3" table:formula="of:=[.G5]*[.H$1]" office:value-type="float" office:value="2.97674">
            <text:p>3</text:p>
          </table:table-cell>
          <table:table-cell table:style-name="ce27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62709">
            <text:p>0.2862709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592200">
            <text:p>￥592,200</text:p>
          </table:table-cell>
          <table:table-cell table:style-name="ce17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4" table:formula="of:=[.G6]*[.H$1]" office:value-type="float" office:value="0.018458545">
            <text:p>0.0185</text:p>
          </table:table-cell>
          <table:table-cell table:style-name="ce27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71067.34315275">
            <text:p>￥71,067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236.0527792">
            <text:p>￥88,23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3"/>
          <table:table-cell table:style-name="ce26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9634">
            <text:p>0.021963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05405">
            <text:p>￥805,405</text:p>
          </table:table-cell>
          <table:table-cell table:style-name="ce17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4" table:formula="of:=[.G3]*[.H$1]" office:value-type="float" office:value="0.00143317">
            <text:p>0.0014</text:p>
          </table:table-cell>
          <table:table-cell table:style-name="ce27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6383">
            <text:p>551.638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251">
            <text:p>￥28.251</text:p>
          </table:table-cell>
          <table:table-cell table:style-name="ce17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5" table:formula="of:=[.G4]*[.H$1]" office:value-type="float" office:value="36.721915">
            <text:p>36.7</text:p>
          </table:table-cell>
          <table:table-cell table:style-name="ce27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3906">
            <text:p>47.39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0.1">
            <text:p>￥370.100</text:p>
          </table:table-cell>
          <table:table-cell table:style-name="ce17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3" table:formula="of:=[.G5]*[.H$1]" office:value-type="float" office:value="2.86953">
            <text:p>3</text:p>
          </table:table-cell>
          <table:table-cell table:style-name="ce27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8181978">
            <text:p>0.281819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3505">
            <text:p>￥63,505</text:p>
          </table:table-cell>
          <table:table-cell table:style-name="ce17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4" table:formula="of:=[.G6]*[.H$1]" office:value-type="float" office:value="0.018235989">
            <text:p>0.0182</text:p>
          </table:table-cell>
          <table:table-cell table:style-name="ce27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059.0131948">
            <text:p>￥22,05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993.6473562">
            <text:p>￥90,99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3"/>
          <table:table-cell table:style-name="ce26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307807">
            <text:p>0.0230780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30025">
            <text:p>￥830,025</text:p>
          </table:table-cell>
          <table:table-cell table:style-name="ce17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4" table:formula="of:=[.G3]*[.H$1]" office:value-type="float" office:value="0.0014889035">
            <text:p>0.0015</text:p>
          </table:table-cell>
          <table:table-cell table:style-name="ce27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7.0529">
            <text:p>537.052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9.222">
            <text:p>￥29.222</text:p>
          </table:table-cell>
          <table:table-cell table:style-name="ce17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5" table:formula="of:=[.G4]*[.H$1]" office:value-type="float" office:value="35.992645">
            <text:p>36.0</text:p>
          </table:table-cell>
          <table:table-cell table:style-name="ce27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7.2155">
            <text:p>47.215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5.4">
            <text:p>￥375.400</text:p>
          </table:table-cell>
          <table:table-cell table:style-name="ce17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3" table:formula="of:=[.G5]*[.H$1]" office:value-type="float" office:value="2.860775">
            <text:p>3</text:p>
          </table:table-cell>
          <table:table-cell table:style-name="ce27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11613">
            <text:p>0.2771161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6005">
            <text:p>￥66,005</text:p>
          </table:table-cell>
          <table:table-cell table:style-name="ce17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4" table:formula="of:=[.G6]*[.H$1]" office:value-type="float" office:value="0.0180008065">
            <text:p>0.0180</text:p>
          </table:table-cell>
          <table:table-cell table:style-name="ce27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748.41183905">
            <text:p>￥22,74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6832.749015">
            <text:p>￥86,8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3"/>
          <table:table-cell table:style-name="ce26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195">
            <text:p>0.021219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3300">
            <text:p>￥813,300</text:p>
          </table:table-cell>
          <table:table-cell table:style-name="ce17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4" table:formula="of:=[.G3]*[.H$1]" office:value-type="float" office:value="0.001395975">
            <text:p>0.0014</text:p>
          </table:table-cell>
          <table:table-cell table:style-name="ce27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3.1941">
            <text:p>523.194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899">
            <text:p>￥28.899</text:p>
          </table:table-cell>
          <table:table-cell table:style-name="ce17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5" table:formula="of:=[.G4]*[.H$1]" office:value-type="float" office:value="35.299705">
            <text:p>35.3</text:p>
          </table:table-cell>
          <table:table-cell table:style-name="ce27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6.1157">
            <text:p>46.115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6.6">
            <text:p>￥366.600</text:p>
          </table:table-cell>
          <table:table-cell table:style-name="ce17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3" table:formula="of:=[.G5]*[.H$1]" office:value-type="float" office:value="2.805785">
            <text:p>3</text:p>
          </table:table-cell>
          <table:table-cell table:style-name="ce27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267181">
            <text:p>0.2726718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5110">
            <text:p>￥65,110</text:p>
          </table:table-cell>
          <table:table-cell table:style-name="ce17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4" table:formula="of:=[.G6]*[.H$1]" office:value-type="float" office:value="0.0177785905">
            <text:p>0.0178</text:p>
          </table:table-cell>
          <table:table-cell table:style-name="ce27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708.18725375">
            <text:p>￥21,708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4396.3492392">
            <text:p>￥84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3"/>
          <table:table-cell table:style-name="ce26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87358">
            <text:p>0.020873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15040">
            <text:p>￥815,040</text:p>
          </table:table-cell>
          <table:table-cell table:style-name="ce17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4" table:formula="of:=[.G3]*[.H$1]" office:value-type="float" office:value="0.001378679">
            <text:p>0.0014</text:p>
          </table:table-cell>
          <table:table-cell table:style-name="ce27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7.7549">
            <text:p>507.754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28.4">
            <text:p>￥28.400</text:p>
          </table:table-cell>
          <table:table-cell table:style-name="ce17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5" table:formula="of:=[.G4]*[.H$1]" office:value-type="float" office:value="34.527745">
            <text:p>34.5</text:p>
          </table:table-cell>
          <table:table-cell table:style-name="ce27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4.9674">
            <text:p>44.967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68.4">
            <text:p>￥368.400</text:p>
          </table:table-cell>
          <table:table-cell table:style-name="ce17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3" table:formula="of:=[.G5]*[.H$1]" office:value-type="float" office:value="2.74837">
            <text:p>3</text:p>
          </table:table-cell>
          <table:table-cell table:style-name="ce27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7203">
            <text:p>0.2677203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2920">
            <text:p>￥62,920</text:p>
          </table:table-cell>
          <table:table-cell table:style-name="ce17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4" table:formula="of:=[.G6]*[.H$1]" office:value-type="float" office:value="0.017531015">
            <text:p>0.0175</text:p>
          </table:table-cell>
          <table:table-cell table:style-name="ce27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1099.0873098">
            <text:p>￥21,09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8578.69755">
            <text:p>￥88,57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3"/>
          <table:table-cell table:style-name="ce26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141">
            <text:p>0.020631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873000">
            <text:p>￥873,000</text:p>
          </table:table-cell>
          <table:table-cell table:style-name="ce17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4" table:formula="of:=[.G3]*[.H$1]" office:value-type="float" office:value="0.0013665705">
            <text:p>0.0014</text:p>
          </table:table-cell>
          <table:table-cell table:style-name="ce27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5.2751">
            <text:p>495.275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0.1">
            <text:p>￥30.100</text:p>
          </table:table-cell>
          <table:table-cell table:style-name="ce17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5" table:formula="of:=[.G4]*[.H$1]" office:value-type="float" office:value="33.903755">
            <text:p>33.9</text:p>
          </table:table-cell>
          <table:table-cell table:style-name="ce27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8804">
            <text:p>43.880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72.1">
            <text:p>￥372.100</text:p>
          </table:table-cell>
          <table:table-cell table:style-name="ce17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3" table:formula="of:=[.G5]*[.H$1]" office:value-type="float" office:value="2.69402">
            <text:p>3</text:p>
          </table:table-cell>
          <table:table-cell table:style-name="ce27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65615">
            <text:p>0.2646561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69800">
            <text:p>￥69,800</text:p>
          </table:table-cell>
          <table:table-cell table:style-name="ce17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4" table:formula="of:=[.G6]*[.H$1]" office:value-type="float" office:value="0.0173778075">
            <text:p>0.0174</text:p>
          </table:table-cell>
          <table:table-cell table:style-name="ce27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144.6743875">
            <text:p>￥22,14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474.827156">
            <text:p>￥97,4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3"/>
          <table:table-cell table:style-name="ce26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6441">
            <text:p>0.0203644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4" table:formula="of:=[.G3]*[.H$1]" office:value-type="float" office:value="0.0013532205">
            <text:p>0.0014</text:p>
          </table:table-cell>
          <table:table-cell table:style-name="ce27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6.0291">
            <text:p>586.029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58">
            <text:p>￥33.580</text:p>
          </table:table-cell>
          <table:table-cell table:style-name="ce17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5" table:formula="of:=[.G4]*[.H$1]" office:value-type="float" office:value="38.441455">
            <text:p>38.4</text:p>
          </table:table-cell>
          <table:table-cell table:style-name="ce27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9727">
            <text:p>42.97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387.5">
            <text:p>￥387.500</text:p>
          </table:table-cell>
          <table:table-cell table:style-name="ce17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3" table:formula="of:=[.G5]*[.H$1]" office:value-type="float" office:value="2.648635">
            <text:p>3</text:p>
          </table:table-cell>
          <table:table-cell table:style-name="ce27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02076">
            <text:p>0.2630207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300">
            <text:p>￥76,300</text:p>
          </table:table-cell>
          <table:table-cell table:style-name="ce17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4" table:formula="of:=[.G6]*[.H$1]" office:value-type="float" office:value="0.017296038">
            <text:p>0.0173</text:p>
          </table:table-cell>
          <table:table-cell table:style-name="ce27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68.706789">
            <text:p>￥24,369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6905.37555645">
            <text:p>￥96,90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3"/>
          <table:table-cell table:style-name="ce26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11991">
            <text:p>0.0201199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45345">
            <text:p>￥945,345</text:p>
          </table:table-cell>
          <table:table-cell table:style-name="ce17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4" table:formula="of:=[.G3]*[.H$1]" office:value-type="float" office:value="0.0013409955">
            <text:p>0.0013</text:p>
          </table:table-cell>
          <table:table-cell table:style-name="ce27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77.7295">
            <text:p>477.72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249">
            <text:p>￥35.249</text:p>
          </table:table-cell>
          <table:table-cell table:style-name="ce17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5" table:formula="of:=[.G4]*[.H$1]" office:value-type="float" office:value="33.026475">
            <text:p>33.0</text:p>
          </table:table-cell>
          <table:table-cell table:style-name="ce27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1699">
            <text:p>42.169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2">
            <text:p>￥402.000</text:p>
          </table:table-cell>
          <table:table-cell table:style-name="ce17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3" table:formula="of:=[.G5]*[.H$1]" office:value-type="float" office:value="2.608495">
            <text:p>3</text:p>
          </table:table-cell>
          <table:table-cell table:style-name="ce27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174651">
            <text:p>0.2617465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9200">
            <text:p>￥79,200</text:p>
          </table:table-cell>
          <table:table-cell table:style-name="ce17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4" table:formula="of:=[.G6]*[.H$1]" office:value-type="float" office:value="0.0172323255">
            <text:p>0.0172</text:p>
          </table:table-cell>
          <table:table-cell table:style-name="ce27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26.3438891125">
            <text:p>￥24,22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099.37161025">
            <text:p>￥97,09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3"/>
          <table:table-cell table:style-name="ce26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22094">
            <text:p>0.02122094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3960">
            <text:p>￥923,960</text:p>
          </table:table-cell>
          <table:table-cell table:style-name="ce17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4" table:formula="of:=[.G3]*[.H$1]" office:value-type="float" office:value="0.001396047">
            <text:p>0.0014</text:p>
          </table:table-cell>
          <table:table-cell table:style-name="ce27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1.2533">
            <text:p>501.253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869">
            <text:p>￥34.869</text:p>
          </table:table-cell>
          <table:table-cell table:style-name="ce17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5" table:formula="of:=[.G4]*[.H$1]" office:value-type="float" office:value="34.202665">
            <text:p>34.2</text:p>
          </table:table-cell>
          <table:table-cell table:style-name="ce27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3065">
            <text:p>41.306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00">
            <text:p>￥400.000</text:p>
          </table:table-cell>
          <table:table-cell table:style-name="ce17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3" table:formula="of:=[.G5]*[.H$1]" office:value-type="float" office:value="2.565325">
            <text:p>3</text:p>
          </table:table-cell>
          <table:table-cell table:style-name="ce27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983131">
            <text:p>0.2598313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565">
            <text:p>￥78,565</text:p>
          </table:table-cell>
          <table:table-cell table:style-name="ce17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4" table:formula="of:=[.G6]*[.H$1]" office:value-type="float" office:value="0.0171365655">
            <text:p>0.0171</text:p>
          </table:table-cell>
          <table:table-cell table:style-name="ce27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274.8429025625">
            <text:p>￥24,275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815.112718">
            <text:p>￥93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3"/>
          <table:table-cell table:style-name="ce26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2559">
            <text:p>0.0195255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2000">
            <text:p>￥922,000</text:p>
          </table:table-cell>
          <table:table-cell table:style-name="ce17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4" table:formula="of:=[.G3]*[.H$1]" office:value-type="float" office:value="0.0013112795">
            <text:p>0.0013</text:p>
          </table:table-cell>
          <table:table-cell table:style-name="ce27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6.5623">
            <text:p>456.56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.6">
            <text:p>￥34.600</text:p>
          </table:table-cell>
          <table:table-cell table:style-name="ce17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5" table:formula="of:=[.G4]*[.H$1]" office:value-type="float" office:value="31.968115">
            <text:p>32.0</text:p>
          </table:table-cell>
          <table:table-cell table:style-name="ce27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645">
            <text:p>40.564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.5">
            <text:p>￥411.500</text:p>
          </table:table-cell>
          <table:table-cell table:style-name="ce17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3" table:formula="of:=[.G5]*[.H$1]" office:value-type="float" office:value="2.528225">
            <text:p>3</text:p>
          </table:table-cell>
          <table:table-cell table:style-name="ce27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5773637">
            <text:p>0.2577363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4" table:formula="of:=[.G6]*[.H$1]" office:value-type="float" office:value="0.0170318185">
            <text:p>0.0170</text:p>
          </table:table-cell>
          <table:table-cell table:style-name="ce27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53.7781795">
            <text:p>￥23,45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057.15172295">
            <text:p>￥105,0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3"/>
          <table:table-cell table:style-name="ce26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515">
            <text:p>0.0218851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03375">
            <text:p>￥903,375</text:p>
          </table:table-cell>
          <table:table-cell table:style-name="ce17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4" table:formula="of:=[.G3]*[.H$1]" office:value-type="float" office:value="0.0014292575">
            <text:p>0.0014</text:p>
          </table:table-cell>
          <table:table-cell table:style-name="ce27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09.5631">
            <text:p>509.56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3.9">
            <text:p>￥33.900</text:p>
          </table:table-cell>
          <table:table-cell table:style-name="ce17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5" table:formula="of:=[.G4]*[.H$1]" office:value-type="float" office:value="34.618155">
            <text:p>34.6</text:p>
          </table:table-cell>
          <table:table-cell table:style-name="ce27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56.4738">
            <text:p>56.473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1">
            <text:p>￥411.000</text:p>
          </table:table-cell>
          <table:table-cell table:style-name="ce17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3" table:formula="of:=[.G5]*[.H$1]" office:value-type="float" office:value="3.32369">
            <text:p>3</text:p>
          </table:table-cell>
          <table:table-cell table:style-name="ce27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033274">
            <text:p>0.2903327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6205">
            <text:p>￥76,205</text:p>
          </table:table-cell>
          <table:table-cell table:style-name="ce17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4" table:formula="of:=[.G6]*[.H$1]" office:value-type="float" office:value="0.018661637">
            <text:p>0.0187</text:p>
          </table:table-cell>
          <table:table-cell table:style-name="ce27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264.2879307375">
            <text:p>￥26,264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8184.4519482">
            <text:p>￥98,18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3"/>
          <table:table-cell table:style-name="ce26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60558">
            <text:p>0.021605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0770">
            <text:p>￥920,770</text:p>
          </table:table-cell>
          <table:table-cell table:style-name="ce17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4" table:formula="of:=[.G3]*[.H$1]" office:value-type="float" office:value="0.001415279">
            <text:p>0.0014</text:p>
          </table:table-cell>
          <table:table-cell table:style-name="ce27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66.4607">
            <text:p>466.460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5.488">
            <text:p>￥35.488</text:p>
          </table:table-cell>
          <table:table-cell table:style-name="ce17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5" table:formula="of:=[.G4]*[.H$1]" office:value-type="float" office:value="32.463035">
            <text:p>32.5</text:p>
          </table:table-cell>
          <table:table-cell table:style-name="ce27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7801">
            <text:p>41.780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15.3">
            <text:p>￥415.300</text:p>
          </table:table-cell>
          <table:table-cell table:style-name="ce17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3" table:formula="of:=[.G5]*[.H$1]" office:value-type="float" office:value="2.589005">
            <text:p>3</text:p>
          </table:table-cell>
          <table:table-cell table:style-name="ce27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06421">
            <text:p>0.2706421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000">
            <text:p>￥78,000</text:p>
          </table:table-cell>
          <table:table-cell table:style-name="ce17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4" table:formula="of:=[.G6]*0.05" office:value-type="float" office:value="0.017677105">
            <text:p>0.0177</text:p>
          </table:table-cell>
          <table:table-cell table:style-name="ce27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546.11298705">
            <text:p>￥24,54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453.3078178">
            <text:p>￥102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3"/>
          <table:table-cell table:style-name="ce26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72696">
            <text:p>0.0197269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63620">
            <text:p>￥963,620</text:p>
          </table:table-cell>
          <table:table-cell table:style-name="ce17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4" table:formula="of:=[.G3]*[.H$1]" office:value-type="float" office:value="0.001321348">
            <text:p>0.0013</text:p>
          </table:table-cell>
          <table:table-cell table:style-name="ce27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53.3654">
            <text:p>453.365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09">
            <text:p>￥40.090</text:p>
          </table:table-cell>
          <table:table-cell table:style-name="ce17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5" table:formula="of:=[.G4]*[.H$1]" office:value-type="float" office:value="31.80827">
            <text:p>31.8</text:p>
          </table:table-cell>
          <table:table-cell table:style-name="ce27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8402">
            <text:p>40.840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7">
            <text:p>￥457.000</text:p>
          </table:table-cell>
          <table:table-cell table:style-name="ce17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3" table:formula="of:=[.G5]*[.H$1]" office:value-type="float" office:value="2.54201">
            <text:p>3</text:p>
          </table:table-cell>
          <table:table-cell table:style-name="ce27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855457">
            <text:p>0.2685545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380">
            <text:p>￥80,380</text:p>
          </table:table-cell>
          <table:table-cell table:style-name="ce17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4" table:formula="of:=[.G6]*0.05" office:value-type="float" office:value="0.0175727285">
            <text:p>0.0176</text:p>
          </table:table-cell>
          <table:table-cell table:style-name="ce27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13.32695445">
            <text:p>￥25,613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721.983303">
            <text:p>￥99,7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3"/>
          <table:table-cell table:style-name="ce26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0608">
            <text:p>0.0195060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26500">
            <text:p>￥926,500</text:p>
          </table:table-cell>
          <table:table-cell table:style-name="ce17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4" table:formula="of:=[.G3]*[.H$1]" office:value-type="float" office:value="0.001310304">
            <text:p>0.0013</text:p>
          </table:table-cell>
          <table:table-cell table:style-name="ce27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47.2723">
            <text:p>447.2723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9.81">
            <text:p>￥39.810</text:p>
          </table:table-cell>
          <table:table-cell table:style-name="ce17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5" table:formula="of:=[.G4]*[.H$1]" office:value-type="float" office:value="31.503615">
            <text:p>31.5</text:p>
          </table:table-cell>
          <table:table-cell table:style-name="ce27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288">
            <text:p>40.528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52.4">
            <text:p>￥452.400</text:p>
          </table:table-cell>
          <table:table-cell table:style-name="ce17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3" table:formula="of:=[.G5]*[.H$1]" office:value-type="float" office:value="2.52644">
            <text:p>3</text:p>
          </table:table-cell>
          <table:table-cell table:style-name="ce27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86075">
            <text:p>0.267860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8400">
            <text:p>￥78,400</text:p>
          </table:table-cell>
          <table:table-cell table:style-name="ce17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4" table:formula="of:=[.G6]*0.05" office:value-type="float" office:value="0.0175380375">
            <text:p>0.0175</text:p>
          </table:table-cell>
          <table:table-cell table:style-name="ce27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930.49582575">
            <text:p>￥24,930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462.9802203">
            <text:p>￥95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style-name="ce22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2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366">
            <text:p>0.019236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565">
            <text:p>￥936,565</text:p>
          </table:table-cell>
          <table:table-cell table:style-name="ce17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4" table:formula="of:=[.G3]*[.H$1]" office:value-type="float" office:value="0.00129683">
            <text:p>0.0013</text:p>
          </table:table-cell>
          <table:table-cell table:style-name="ce27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2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37.6636">
            <text:p>437.66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54">
            <text:p>￥36.540</text:p>
          </table:table-cell>
          <table:table-cell table:style-name="ce17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5" table:formula="of:=[.G4]*[.H$1]" office:value-type="float" office:value="31.02318">
            <text:p>31.0</text:p>
          </table:table-cell>
          <table:table-cell table:style-name="ce27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2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006">
            <text:p>40.00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1.4">
            <text:p>￥441.400</text:p>
          </table:table-cell>
          <table:table-cell table:style-name="ce17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3" table:formula="of:=[.G5]*[.H$1]" office:value-type="float" office:value="2.5003">
            <text:p>3</text:p>
          </table:table-cell>
          <table:table-cell table:style-name="ce27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2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572186">
            <text:p>0.26572186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805">
            <text:p>￥75,805</text:p>
          </table:table-cell>
          <table:table-cell table:style-name="ce17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4" table:formula="of:=[.G6]*0.05" office:value-type="float" office:value="0.017431093">
            <text:p>0.0174</text:p>
          </table:table-cell>
          <table:table-cell table:style-name="ce27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29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65.745055075">
            <text:p>￥23,866</text:p>
          </table:table-cell>
          <table:table-cell table:style-name="ce20"/>
          <table:table-cell table:style-name="ce21"/>
          <table:table-cell table:number-columns-repeated="3"/>
          <table:table-cell table:style-name="ce22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22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921.57847295">
            <text:p>￥93,9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3"/>
          <table:table-cell table:style-name="ce26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4763">
            <text:p>0.018947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36315">
            <text:p>￥936,315</text:p>
          </table:table-cell>
          <table:table-cell table:style-name="ce17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4" table:formula="of:=[.G3]*[.H$1]" office:value-type="float" office:value="0.0012823815">
            <text:p>0.0013</text:p>
          </table:table-cell>
          <table:table-cell table:style-name="ce27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6.1681">
            <text:p>426.168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6.67">
            <text:p>￥36.670</text:p>
          </table:table-cell>
          <table:table-cell table:style-name="ce17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5" table:formula="of:=[.G4]*[.H$1]" office:value-type="float" office:value="30.448405">
            <text:p>30.4</text:p>
          </table:table-cell>
          <table:table-cell table:style-name="ce27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825">
            <text:p>38.3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6.8">
            <text:p>￥446.800</text:p>
          </table:table-cell>
          <table:table-cell table:style-name="ce17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3" table:formula="of:=[.G5]*[.H$1]" office:value-type="float" office:value="2.419125">
            <text:p>2</text:p>
          </table:table-cell>
          <table:table-cell table:style-name="ce27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33375">
            <text:p>0.2633375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4975">
            <text:p>￥74,975</text:p>
          </table:table-cell>
          <table:table-cell table:style-name="ce17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4" table:formula="of:=[.G6]*0.05" office:value-type="float" office:value="0.017311875">
            <text:p>0.0173</text:p>
          </table:table-cell>
          <table:table-cell table:style-name="ce27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480.3946182375">
            <text:p>￥23,48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1951.053444">
            <text:p>￥91,95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3"/>
          <table:table-cell table:style-name="ce26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66083">
            <text:p>0.0186608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53000">
            <text:p>￥953,000</text:p>
          </table:table-cell>
          <table:table-cell table:style-name="ce17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4" table:formula="of:=[.G3]*[.H$1]" office:value-type="float" office:value="0.0012680415">
            <text:p>0.0013</text:p>
          </table:table-cell>
          <table:table-cell table:style-name="ce27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7.5945">
            <text:p>417.594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34">
            <text:p>￥34.000</text:p>
          </table:table-cell>
          <table:table-cell table:style-name="ce17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5" table:formula="of:=[.G4]*[.H$1]" office:value-type="float" office:value="30.019725">
            <text:p>30.0</text:p>
          </table:table-cell>
          <table:table-cell table:style-name="ce27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281">
            <text:p>38.128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43.5">
            <text:p>￥443.500</text:p>
          </table:table-cell>
          <table:table-cell table:style-name="ce17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3" table:formula="of:=[.G5]*[.H$1]" office:value-type="float" office:value="2.406405">
            <text:p>2</text:p>
          </table:table-cell>
          <table:table-cell table:style-name="ce27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70368">
            <text:p>0.2627036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75300">
            <text:p>￥75,300</text:p>
          </table:table-cell>
          <table:table-cell table:style-name="ce17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4" table:formula="of:=[.G6]*0.05" office:value-type="float" office:value="0.017280184">
            <text:p>0.0173</text:p>
          </table:table-cell>
          <table:table-cell table:style-name="ce27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987.763361">
            <text:p>￥22,98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192.8248107">
            <text:p>￥101,19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3"/>
          <table:table-cell table:style-name="ce26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3731">
            <text:p>0.01843731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00">
            <text:p>￥1,011,600</text:p>
          </table:table-cell>
          <table:table-cell table:style-name="ce17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4" table:formula="of:=[.G3]*[.H$1]" office:value-type="float" office:value="0.0012568655">
            <text:p>0.0013</text:p>
          </table:table-cell>
          <table:table-cell table:style-name="ce27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0655">
            <text:p>412.065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0.835">
            <text:p>￥40.835</text:p>
          </table:table-cell>
          <table:table-cell table:style-name="ce17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5" table:formula="of:=[.G4]*[.H$1]" office:value-type="float" office:value="29.743275">
            <text:p>29.7</text:p>
          </table:table-cell>
          <table:table-cell table:style-name="ce27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0452">
            <text:p>37.0452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0.5">
            <text:p>￥490.500</text:p>
          </table:table-cell>
          <table:table-cell table:style-name="ce17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3" table:formula="of:=[.G5]*[.H$1]" office:value-type="float" office:value="2.35226">
            <text:p>2</text:p>
          </table:table-cell>
          <table:table-cell table:style-name="ce27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209962">
            <text:p>0.26209962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2310">
            <text:p>￥82,310</text:p>
          </table:table-cell>
          <table:table-cell table:style-name="ce17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4" table:formula="of:=[.G6]*0.05" office:value-type="float" office:value="0.017249981">
            <text:p>0.0172</text:p>
          </table:table-cell>
          <table:table-cell table:style-name="ce27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298.206202675">
            <text:p>￥25,2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1968.33976635">
            <text:p>￥101,96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3"/>
          <table:table-cell table:style-name="ce26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4655">
            <text:p>0.018465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1610">
            <text:p>￥1,011,610</text:p>
          </table:table-cell>
          <table:table-cell table:style-name="ce17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4" table:formula="of:=[.G3]*[.H$1]" office:value-type="float" office:value="0.001258275">
            <text:p>0.0013</text:p>
          </table:table-cell>
          <table:table-cell table:style-name="ce27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2.2085">
            <text:p>412.208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167">
            <text:p>￥41.167</text:p>
          </table:table-cell>
          <table:table-cell table:style-name="ce17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5" table:formula="of:=[.G4]*[.H$1]" office:value-type="float" office:value="29.750425">
            <text:p>29.8</text:p>
          </table:table-cell>
          <table:table-cell table:style-name="ce27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127">
            <text:p>37.512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98.1">
            <text:p>￥498.100</text:p>
          </table:table-cell>
          <table:table-cell table:style-name="ce17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3" table:formula="of:=[.G5]*[.H$1]" office:value-type="float" office:value="2.375635">
            <text:p>2</text:p>
          </table:table-cell>
          <table:table-cell table:style-name="ce27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471667">
            <text:p>0.26471667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1555">
            <text:p>￥81,555</text:p>
          </table:table-cell>
          <table:table-cell table:style-name="ce17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4" table:formula="of:=[.G6]*[.H$1]" office:value-type="float" office:value="0.0173808335">
            <text:p>0.0174</text:p>
          </table:table-cell>
          <table:table-cell table:style-name="ce27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492.0849415875">
            <text:p>￥25,49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2555.2157899">
            <text:p>￥102,55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3"/>
          <table:table-cell table:style-name="ce26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52118">
            <text:p>0.0185211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205">
            <text:p>￥1,003,205</text:p>
          </table:table-cell>
          <table:table-cell table:style-name="ce17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4" table:formula="of:=[.G3]*[.H$1]" office:value-type="float" office:value="0.001261059">
            <text:p>0.0013</text:p>
          </table:table-cell>
          <table:table-cell table:style-name="ce27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13.7936">
            <text:p>413.793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2">
            <text:p>￥41.200</text:p>
          </table:table-cell>
          <table:table-cell table:style-name="ce17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5" table:formula="of:=[.G4]*[.H$1]" office:value-type="float" office:value="29.82968">
            <text:p>29.8</text:p>
          </table:table-cell>
          <table:table-cell table:style-name="ce27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9914">
            <text:p>37.991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8.8">
            <text:p>￥508.800</text:p>
          </table:table-cell>
          <table:table-cell table:style-name="ce17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3" table:formula="of:=[.G5]*[.H$1]" office:value-type="float" office:value="2.39957">
            <text:p>2</text:p>
          </table:table-cell>
          <table:table-cell table:style-name="ce27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6766478">
            <text:p>0.26766478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0600">
            <text:p>￥80,600</text:p>
          </table:table-cell>
          <table:table-cell table:style-name="ce17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4" table:formula="of:=[.G6]*[.H$1]" office:value-type="float" office:value="0.017528239">
            <text:p>0.0175</text:p>
          </table:table-cell>
          <table:table-cell table:style-name="ce27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638.803947475">
            <text:p>￥25,63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3188.959487">
            <text:p>￥113,18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3"/>
          <table:table-cell table:style-name="ce26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891972">
            <text:p>0.0189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2000">
            <text:p>￥1,062,000</text:p>
          </table:table-cell>
          <table:table-cell table:style-name="ce17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4" table:formula="of:=[.G3]*0.05" office:value-type="float" office:value="0.001280986">
            <text:p>0.0013</text:p>
          </table:table-cell>
          <table:table-cell table:style-name="ce27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24.5195">
            <text:p>424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5.15">
            <text:p>￥45.150</text:p>
          </table:table-cell>
          <table:table-cell table:style-name="ce17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5" table:formula="of:=[.G4]*0.05" office:value-type="float" office:value="30.365975">
            <text:p>30.4</text:p>
          </table:table-cell>
          <table:table-cell table:style-name="ce27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689">
            <text:p>38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0">
            <text:p>￥560.000</text:p>
          </table:table-cell>
          <table:table-cell table:style-name="ce17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3" table:formula="of:=[.G5]*0.05" office:value-type="float" office:value="2.418445">
            <text:p>2</text:p>
          </table:table-cell>
          <table:table-cell table:style-name="ce27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7762414">
            <text:p>0.277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300">
            <text:p>￥87,300</text:p>
          </table:table-cell>
          <table:table-cell table:style-name="ce17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4" table:formula="of:=[.G6]*0.05" office:value-type="float" office:value="0.018026207">
            <text:p>0.0180</text:p>
          </table:table-cell>
          <table:table-cell table:style-name="ce27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97.23987175">
            <text:p>￥28,2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9989.5318926">
            <text:p>￥119,99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3"/>
          <table:table-cell table:style-name="ce26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71972">
            <text:p>0.019719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67000">
            <text:p>￥1,067,000</text:p>
          </table:table-cell>
          <table:table-cell table:style-name="ce17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4" table:formula="of:=[.G3]*0.05" office:value-type="float" office:value="0.001320986">
            <text:p>0.0013</text:p>
          </table:table-cell>
          <table:table-cell table:style-name="ce27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6.5195">
            <text:p>456.5195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6.598">
            <text:p>￥46.598</text:p>
          </table:table-cell>
          <table:table-cell table:style-name="ce17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5" table:formula="of:=[.G4]*0.05" office:value-type="float" office:value="31.965975">
            <text:p>32.0</text:p>
          </table:table-cell>
          <table:table-cell table:style-name="ce27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3689">
            <text:p>41.36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1.1">
            <text:p>￥561.100</text:p>
          </table:table-cell>
          <table:table-cell table:style-name="ce17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3" table:formula="of:=[.G5]*0.05" office:value-type="float" office:value="2.568445">
            <text:p>3</text:p>
          </table:table-cell>
          <table:table-cell table:style-name="ce27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662414">
            <text:p>0.29662414</text:p>
          </table:table-cell>
          <table:table-cell table:style-name="ce8" office:value-type="float" office:value="0.0829">
            <text:p>0.0829</text:p>
          </table:table-cell>
          <table:table-cell table:style-name="ce14" office:value-type="currency" office:currency="JPY" office:value="87440">
            <text:p>￥87,440</text:p>
          </table:table-cell>
          <table:table-cell table:style-name="ce17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4" table:formula="of:=[.G6]*0.05" office:value-type="float" office:value="0.018976207">
            <text:p>0.0190</text:p>
          </table:table-cell>
          <table:table-cell table:style-name="ce27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997.38297315">
            <text:p>￥29,99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396.4646476">
            <text:p>￥116,39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3"/>
          <table:table-cell table:style-name="ce26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62072">
            <text:p>0.01862072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55000">
            <text:p>￥1,055,000</text:p>
          </table:table-cell>
          <table:table-cell table:style-name="ce17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4" table:formula="of:=[.G3]*0.05" office:value-type="float" office:value="0.001266036">
            <text:p>0.0013</text:p>
          </table:table-cell>
          <table:table-cell table:style-name="ce27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36.4012">
            <text:p>436.4012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7.248">
            <text:p>￥47.248</text:p>
          </table:table-cell>
          <table:table-cell table:style-name="ce17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5" table:formula="of:=[.G4]*0.05" office:value-type="float" office:value="30.96006">
            <text:p>31.0</text:p>
          </table:table-cell>
          <table:table-cell table:style-name="ce27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9.915">
            <text:p>39.91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.1">
            <text:p>￥563.100</text:p>
          </table:table-cell>
          <table:table-cell table:style-name="ce17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3" table:formula="of:=[.G5]*0.05" office:value-type="float" office:value="2.49575">
            <text:p>2</text:p>
          </table:table-cell>
          <table:table-cell table:style-name="ce27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107086">
            <text:p>0.28107086</text:p>
          </table:table-cell>
          <table:table-cell table:style-name="ce8" office:value-type="float" office:value="0.0883">
            <text:p>0.0883</text:p>
          </table:table-cell>
          <table:table-cell table:style-name="ce14" office:value-type="currency" office:currency="JPY" office:value="87500">
            <text:p>￥87,500</text:p>
          </table:table-cell>
          <table:table-cell table:style-name="ce17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4" table:formula="of:=[.G6]*0.05" office:value-type="float" office:value="0.018468543">
            <text:p>0.0185</text:p>
          </table:table-cell>
          <table:table-cell table:style-name="ce27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099.1161619">
            <text:p>￥29,09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48.7456273">
            <text:p>￥110,34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3"/>
          <table:table-cell table:style-name="ce26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88958">
            <text:p>0.018889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1405">
            <text:p>￥1,001,405</text:p>
          </table:table-cell>
          <table:table-cell table:style-name="ce17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4" table:formula="of:=[.G3]*0.05" office:value-type="float" office:value="0.001279479">
            <text:p>0.0013</text:p>
          </table:table-cell>
          <table:table-cell table:style-name="ce27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48.8616">
            <text:p>448.861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489">
            <text:p>￥44.489</text:p>
          </table:table-cell>
          <table:table-cell table:style-name="ce17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5" table:formula="of:=[.G4]*0.05" office:value-type="float" office:value="31.58308">
            <text:p>31.6</text:p>
          </table:table-cell>
          <table:table-cell table:style-name="ce27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0.4228">
            <text:p>40.4228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8.5">
            <text:p>￥568.500</text:p>
          </table:table-cell>
          <table:table-cell table:style-name="ce17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3" table:formula="of:=[.G5]*0.05" office:value-type="float" office:value="2.52114">
            <text:p>3</text:p>
          </table:table-cell>
          <table:table-cell table:style-name="ce27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6654641">
            <text:p>0.2665464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500">
            <text:p>￥74,500</text:p>
          </table:table-cell>
          <table:table-cell table:style-name="ce17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4" table:formula="of:=[.G6]*0.05" office:value-type="float" office:value="0.0187623205">
            <text:p>0.0188</text:p>
          </table:table-cell>
          <table:table-cell table:style-name="ce27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587.186406825">
            <text:p>￥27,58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8029.7807922">
            <text:p>￥108,03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3"/>
          <table:table-cell table:style-name="ce26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89229">
            <text:p>0.0189229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80000">
            <text:p>￥980,000</text:p>
          </table:table-cell>
          <table:table-cell table:style-name="ce17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4" table:formula="of:=[.G3]*0.05" office:value-type="float" office:value="0.001281145">
            <text:p>0.0013</text:p>
          </table:table-cell>
          <table:table-cell table:style-name="ce27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53.3471">
            <text:p>453.347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882">
            <text:p>￥42.882</text:p>
          </table:table-cell>
          <table:table-cell table:style-name="ce17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5" table:formula="of:=[.G4]*0.05" office:value-type="float" office:value="31.807355">
            <text:p>31.8</text:p>
          </table:table-cell>
          <table:table-cell table:style-name="ce27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186">
            <text:p>41.186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">
            <text:p>￥545.000</text:p>
          </table:table-cell>
          <table:table-cell table:style-name="ce17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3" table:formula="of:=[.G5]*0.05" office:value-type="float" office:value="2.5593">
            <text:p>3</text:p>
          </table:table-cell>
          <table:table-cell table:style-name="ce27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793239">
            <text:p>0.2793239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1500">
            <text:p>￥71,500</text:p>
          </table:table-cell>
          <table:table-cell table:style-name="ce17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4" table:formula="of:=[.G6]*0.05" office:value-type="float" office:value="0.019401195">
            <text:p>0.0194</text:p>
          </table:table-cell>
          <table:table-cell table:style-name="ce27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007.44519805">
            <text:p>￥27,00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4463.2221201">
            <text:p>￥114,46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3"/>
          <table:table-cell table:style-name="ce26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258">
            <text:p>0.0192258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8425">
            <text:p>￥1,008,425</text:p>
          </table:table-cell>
          <table:table-cell table:style-name="ce17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4" table:formula="of:=[.G3]*0.05" office:value-type="float" office:value="0.00129629">
            <text:p>0.0013</text:p>
          </table:table-cell>
          <table:table-cell table:style-name="ce27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68.9677">
            <text:p>468.9677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4.9">
            <text:p>￥44.900</text:p>
          </table:table-cell>
          <table:table-cell table:style-name="ce17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5" table:formula="of:=[.G4]*0.05" office:value-type="float" office:value="32.588385">
            <text:p>32.6</text:p>
          </table:table-cell>
          <table:table-cell table:style-name="ce27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2.8987">
            <text:p>42.898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63">
            <text:p>￥563.000</text:p>
          </table:table-cell>
          <table:table-cell table:style-name="ce17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3" table:formula="of:=[.G5]*0.05" office:value-type="float" office:value="2.644935">
            <text:p>3</text:p>
          </table:table-cell>
          <table:table-cell table:style-name="ce27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8843281">
            <text:p>0.2884328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710">
            <text:p>￥73,710</text:p>
          </table:table-cell>
          <table:table-cell table:style-name="ce17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4" table:formula="of:=[.G6]*0.05" office:value-type="float" office:value="0.0198566405">
            <text:p>0.0199</text:p>
          </table:table-cell>
          <table:table-cell table:style-name="ce27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8615.805530025">
            <text:p>￥28,61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6573.6905415">
            <text:p>￥116,574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3"/>
          <table:table-cell table:style-name="ce26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897">
            <text:p>0.01933897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7000">
            <text:p>￥1,017,000</text:p>
          </table:table-cell>
          <table:table-cell table:style-name="ce17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4" table:formula="of:=[.G3]*0.05" office:value-type="float" office:value="0.0013019485">
            <text:p>0.0013</text:p>
          </table:table-cell>
          <table:table-cell table:style-name="ce27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3.4531">
            <text:p>473.4531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503">
            <text:p>￥43.503</text:p>
          </table:table-cell>
          <table:table-cell table:style-name="ce17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5" table:formula="of:=[.G4]*0.05" office:value-type="float" office:value="32.812655">
            <text:p>32.8</text:p>
          </table:table-cell>
          <table:table-cell table:style-name="ce27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8364">
            <text:p>43.8364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87">
            <text:p>￥587.000</text:p>
          </table:table-cell>
          <table:table-cell table:style-name="ce17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3" table:formula="of:=[.G5]*0.05" office:value-type="float" office:value="2.69182">
            <text:p>3</text:p>
          </table:table-cell>
          <table:table-cell table:style-name="ce27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174286">
            <text:p>0.29174286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4770">
            <text:p>￥74,770</text:p>
          </table:table-cell>
          <table:table-cell table:style-name="ce17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4" table:formula="of:=[.G6]*0.05" office:value-type="float" office:value="0.020022143">
            <text:p>0.0200</text:p>
          </table:table-cell>
          <table:table-cell table:style-name="ce27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143.422635375">
            <text:p>￥29,14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7388.11126995">
            <text:p>￥117,38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3"/>
          <table:table-cell table:style-name="ce26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7963">
            <text:p>0.01947963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03365">
            <text:p>￥1,003,365</text:p>
          </table:table-cell>
          <table:table-cell table:style-name="ce17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4" table:formula="of:=[.G3]*0.05" office:value-type="float" office:value="0.0013089815">
            <text:p>0.0013</text:p>
          </table:table-cell>
          <table:table-cell table:style-name="ce27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78.9719">
            <text:p>478.9719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3.4">
            <text:p>￥43.400</text:p>
          </table:table-cell>
          <table:table-cell table:style-name="ce17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5" table:formula="of:=[.G4]*0.05" office:value-type="float" office:value="33.088595">
            <text:p>33.1</text:p>
          </table:table-cell>
          <table:table-cell table:style-name="ce27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4.6391">
            <text:p>44.6391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600">
            <text:p>￥600.000</text:p>
          </table:table-cell>
          <table:table-cell table:style-name="ce17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3" table:formula="of:=[.G5]*0.05" office:value-type="float" office:value="2.731955">
            <text:p>3</text:p>
          </table:table-cell>
          <table:table-cell table:style-name="ce27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5311">
            <text:p>0.29531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73305">
            <text:p>￥73,305</text:p>
          </table:table-cell>
          <table:table-cell table:style-name="ce17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4" table:formula="of:=[.G6]*0.05" office:value-type="float" office:value="0.02020055">
            <text:p>0.0202</text:p>
          </table:table-cell>
          <table:table-cell table:style-name="ce27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9347.0278174875">
            <text:p>￥29,34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6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6000">
            <text:p>￥36,000</text:p>
          </table:table-cell>
          <table:table-cell table:style-name="ce31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6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32000">
            <text:p>￥32,000</text:p>
          </table:table-cell>
          <table:table-cell table:style-name="ce31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6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30" office:value-type="currency" office:currency="JPY" office:value="28000">
            <text:p>￥28,000</text:p>
          </table:table-cell>
          <table:table-cell table:style-name="ce31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4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2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5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3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6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30" office:value-type="currency" office:currency="JPY" office:value="24000">
            <text:p>￥24,000</text:p>
          </table:table-cell>
          <table:table-cell table:style-name="ce31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4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4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2018/06/05</text:date>, <text:time>20:55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05T20:55:18</dc:date>
    <dc:creator>鈴木 豊樹</dc:creator>
    <meta:editing-duration>P2DT2H22M39S</meta:editing-duration>
    <meta:editing-cycles>184</meta:editing-cycles>
    <meta:generator>OpenOffice/4.1.5$Unix OpenOffice.org_project/415m1$Build-9789</meta:generator>
    <meta:document-statistic meta:table-count="59" meta:cell-count="3644" meta:object-count="0"/>
  </office:meta>
</office:document-meta>
</file>